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officeooo:paragraph-rsid="000478dc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style:font-name="Times New Roman" officeooo:rsid="0008c9bd" officeooo:paragraph-rsid="0008c9b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officeooo:paragraph-rsid="0008c9bd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0478dc" style:font-name-complex="Times New Roman"/>
    </style:style>
    <style:style style:name="T3" style:family="text">
      <style:text-properties style:font-name="Times New Roman" officeooo:rsid="0008c9bd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1">Simon Owens</text:span></text:span></text:p>
      <text:p text:style-name="P4">Cryptography CS-415</text:p>
      <text:p text:style-name="P4">Case Study</text:p>
      <text:p text:style-name="P1"/>
      <text:p text:style-name="P5"><text:span text:style-name="Default_20_Paragraph_20_Font"><text:span text:style-name="T3">Security and Anonymity of the Onion Network</text:span></text:span></text:p>
      <text:p text:style-name="P2"><text:span text:style-name="Default_20_Paragraph_20_Font"><text:span text:style-name="T2"/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Overview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ISP Metadata analysis vs tor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Countermeasures for Metadata analysis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Key Management for Onion Service DNS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Key Exchanges (Elliptic Curve not NIST standard)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Symmetric Encryption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History of TOR flaws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Attacks on TOR(decryption, dns or node compromise, MitM)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>Practical Uses for People, Businesses, and Military (good performance and difference in VPN)</text:span></text:span></text:p>
      <text:p text:style-name="P5"><text:span text:style-name="Default_20_Paragraph_20_Font"><text:span text:style-name="T3"/></text:span></text:p>
      <text:p text:style-name="P5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3-13T20:01:00Z</meta:creation-date>
    <dc:date>2018-04-01T22:15:32.942140410</dc:date>
    <meta:editing-cycles>8</meta:editing-cycles>
    <meta:editing-duration>PT3H31M10S</meta:editing-duration>
    <meta:document-statistic meta:table-count="0" meta:image-count="0" meta:object-count="0" meta:page-count="1" meta:paragraph-count="13" meta:word-count="63" meta:character-count="428" meta:non-whitespace-character-count="378"/>
    <meta:template xlink:type="simple" xlink:actuate="onRequest" xlink:title="" xlink:href="../../../process-scheduling/process-scheduling.odt/Normal.dotm"/>
  </office:meta>
</office:document-meta>
</file>